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9, 2021 (09:38:3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0T01:38:45Z</meta:creation-date>
    <dc:date>2021-08-20T01:38:45Z</dc:date>
    <meta:user-defined meta:name="date" meta:value-type="string">August  19, 2021 (09:38:3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